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2.662cm"/>
    </style:style>
    <style:style style:name="co3" style:family="table-column">
      <style:table-column-properties fo:break-before="auto" style:column-width="2.7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css 計算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最小フォントサイズ</text:p>
          </table:table-cell>
          <table:table-cell office:value-type="string" calcext:value-type="string">
            <text:p>最小画面サイズ</text:p>
          </table:table-cell>
          <table:table-cell office:value-type="string" calcext:value-type="string">
            <text:p>最大フォントサイズ</text:p>
          </table:table-cell>
          <table:table-cell office:value-type="string" calcext:value-type="string">
            <text:p>最大画面サイズ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1440" calcext:value-type="float">
            <text:p>1440</text:p>
          </table:table-cell>
          <table:table-cell table:formula="of:=([.D3]-[.B3])/([.E3]-[.C3])" office:value-type="float" office:value="0.0285714285714286" calcext:value-type="float">
            <text:p>0.028571428571429</text:p>
          </table:table-cell>
          <table:table-cell table:formula="of:=([.B3]*[.E3]-[.D3]*[.C3])/([.E3]-[.C3])" office:value-type="float" office:value="6.85714285714286" calcext:value-type="float">
            <text:p>6.857142857142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1440" calcext:value-type="float">
            <text:p>1440</text:p>
          </table:table-cell>
          <table:table-cell table:formula="of:=([.D4]-[.B4])/([.E4]-[.C4])" office:value-type="float" office:value="0.0214285714285714" calcext:value-type="float">
            <text:p>0.021428571428572</text:p>
          </table:table-cell>
          <table:table-cell table:formula="of:=([.B4]*[.E4]-[.D4]*[.C4])/([.E4]-[.C4])" office:value-type="float" office:value="17.1428571428571" calcext:value-type="float">
            <text:p>17.142857142857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1440" calcext:value-type="float">
            <text:p>1440</text:p>
          </table:table-cell>
          <table:table-cell table:formula="of:=([.D5]-[.B5])/([.E5]-[.C5])" office:value-type="float" office:value="0.0285714285714286" calcext:value-type="float">
            <text:p>0.028571428571429</text:p>
          </table:table-cell>
          <table:table-cell table:formula="of:=([.B5]*[.E5]-[.D5]*[.C5])/([.E5]-[.C5])" office:value-type="float" office:value="18.8571428571429" calcext:value-type="float">
            <text:p>18.857142857142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1440" calcext:value-type="float">
            <text:p>1440</text:p>
          </table:table-cell>
          <table:table-cell table:formula="of:=([.D6]-[.B6])/([.E6]-[.C6])" office:value-type="float" office:value="0.0178571428571429" calcext:value-type="float">
            <text:p>0.017857142857143</text:p>
          </table:table-cell>
          <table:table-cell table:formula="of:=([.B6]*[.E6]-[.D6]*[.C6])/([.E6]-[.C6])" office:value-type="float" office:value="22.2857142857143" calcext:value-type="float">
            <text:p>22.285714285714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1285" calcext:value-type="float">
            <text:p>1285</text:p>
          </table:table-cell>
          <table:table-cell table:formula="of:=([.D7]-[.B7])/([.E7]-[.C7])" office:value-type="float" office:value="0.0207253886010363" calcext:value-type="float">
            <text:p>0.020725388601036</text:p>
          </table:table-cell>
          <table:table-cell table:formula="of:=([.B7]*[.E7]-[.D7]*[.C7])/([.E7]-[.C7])" office:value-type="float" office:value="21.3678756476684" calcext:value-type="float">
            <text:p>21.3678756476684</text:p>
          </table:table-cell>
        </table:table-row>
        <table:table-row table:style-name="ro1">
          <table:table-cell office:value-type="string" calcext:value-type="string">
            <text:p>portrait font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float" office:value="56" calcext:value-type="float">
            <text:p>56</text:p>
          </table:table-cell>
          <table:table-cell office:value-type="float" office:value="1440" calcext:value-type="float">
            <text:p>1440</text:p>
          </table:table-cell>
          <table:table-cell table:formula="of:=([.D8]-[.B8])/([.E8]-[.C8])" office:value-type="float" office:value="0.0388888888888889" calcext:value-type="float">
            <text:p>0.038888888888889</text:p>
          </table:table-cell>
          <table:table-cell table:formula="of:=([.B8]*[.E8]-[.D8]*[.C8])/([.E8]-[.C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rait border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([.D9]-[.B9])/([.E9]-[.C9])" office:value-type="float" office:value="0.00277777777777778" calcext:value-type="float">
            <text:p>0.002777777777778</text:p>
          </table:table-cell>
          <table:table-cell table:formula="of:=([.B9]*[.E9]-[.D9]*[.C9])/([.E9]-[.C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00/00/00</text:date>, <text:time style:data-style-name="N2" text:time-value="14:40:54.61664463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2T12:48:50.280066792</meta:creation-date>
    <dc:date>2022-02-16T15:19:56.891885358</dc:date>
    <meta:editing-duration>PT44M22S</meta:editing-duration>
    <meta:editing-cycles>4</meta:editing-cycles>
    <meta:generator>LibreOffice/7.1.5.2$MacOSX_X86_64 LibreOffice_project/85f04e9f809797b8199d13c421bd8a2b025d52b5</meta:generator>
    <meta:document-statistic meta:table-count="1" meta:cell-count="51" meta:object-count="0"/>
  </office:meta>
</office:document-meta>
</file>